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408cm"/>
    </style:style>
    <style:style style:name="Tabela3.B" style:family="table-column">
      <style:table-column-properties style:column-width="12.7cm"/>
    </style:style>
    <style:style style:name="Tabela3.C" style:family="table-column">
      <style:table-column-properties style:column-width="1.905cm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C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fo:font-weight="bold" officeooo:rsid="000e0095" officeooo:paragraph-rsid="000e0095" style:font-weight-asian="bold" style:font-weight-complex="bold"/>
    </style:style>
    <style:style style:name="P2" style:family="paragraph" style:parent-style-name="Standard">
      <style:text-properties fo:font-size="11pt" officeooo:rsid="000e0095" officeooo:paragraph-rsid="000e0095" style:font-size-asian="11pt" style:font-size-complex="11pt"/>
    </style:style>
    <style:style style:name="P3" style:family="paragraph" style:parent-style-name="Standard">
      <style:text-properties fo:font-size="11pt" officeooo:rsid="000e0095" officeooo:paragraph-rsid="00101381" style:font-size-asian="11pt" style:font-size-complex="11pt"/>
    </style:style>
    <style:style style:name="P4" style:family="paragraph" style:parent-style-name="Standard">
      <style:text-properties fo:font-size="11pt" officeooo:rsid="000e0095" officeooo:paragraph-rsid="0014bd37" style:font-size-asian="11pt" style:font-size-complex="11pt"/>
    </style:style>
    <style:style style:name="P5" style:family="paragraph" style:parent-style-name="Standard">
      <style:text-properties fo:font-size="11pt" officeooo:rsid="000ecfa6" officeooo:paragraph-rsid="000e2da5" style:font-size-asian="11pt" style:font-size-complex="11pt"/>
    </style:style>
    <style:style style:name="P6" style:family="paragraph" style:parent-style-name="Standard">
      <style:text-properties fo:font-size="11pt" officeooo:rsid="000ecfa6" officeooo:paragraph-rsid="000ecfa6" style:font-size-asian="11pt" style:font-size-complex="11pt"/>
    </style:style>
    <style:style style:name="P7" style:family="paragraph" style:parent-style-name="Standard">
      <style:text-properties fo:font-size="11pt" officeooo:rsid="000ecfa6" officeooo:paragraph-rsid="00101381" style:font-size-asian="11pt" style:font-size-complex="11pt"/>
    </style:style>
    <style:style style:name="P8" style:family="paragraph" style:parent-style-name="Standard">
      <style:text-properties fo:font-size="11pt" officeooo:paragraph-rsid="000ecfa6" style:font-size-asian="11pt" style:font-size-complex="11pt"/>
    </style:style>
    <style:style style:name="P9" style:family="paragraph" style:parent-style-name="Standard">
      <style:text-properties fo:font-size="11pt" officeooo:rsid="000e2da5" officeooo:paragraph-rsid="000e2da5" style:font-size-asian="11pt" style:font-size-complex="11pt"/>
    </style:style>
    <style:style style:name="P10" style:family="paragraph" style:parent-style-name="Standard">
      <style:text-properties fo:font-size="11pt" officeooo:rsid="000e2da5" officeooo:paragraph-rsid="000fa1c0" style:font-size-asian="11pt" style:font-size-complex="11pt"/>
    </style:style>
    <style:style style:name="P11" style:family="paragraph" style:parent-style-name="Standard">
      <style:text-properties fo:font-size="11pt" officeooo:rsid="000fa1c0" officeooo:paragraph-rsid="000fa1c0" style:font-size-asian="11pt" style:font-size-complex="11pt"/>
    </style:style>
    <style:style style:name="P12" style:family="paragraph" style:parent-style-name="Standard">
      <style:text-properties fo:font-size="11pt" officeooo:rsid="00114c35" officeooo:paragraph-rsid="00114c35" style:font-size-asian="11pt" style:font-size-complex="11pt"/>
    </style:style>
    <style:style style:name="P13" style:family="paragraph" style:parent-style-name="Standard">
      <style:text-properties fo:font-size="11pt" fo:font-weight="normal" officeooo:rsid="000fa1c0" officeooo:paragraph-rsid="00101381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0e0095" officeooo:paragraph-rsid="00114c35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101381" officeooo:paragraph-rsid="00101381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0e2da5" officeooo:paragraph-rsid="0010b165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size="11pt" fo:font-weight="normal" officeooo:rsid="0010b165" officeooo:paragraph-rsid="0010b165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010b165" officeooo:paragraph-rsid="00114c35" style:font-size-asian="11pt" style:font-weight-asian="normal" style:font-size-complex="11pt" style:font-weight-complex="normal"/>
    </style:style>
    <style:style style:name="P19" style:family="paragraph" style:parent-style-name="Standard">
      <style:text-properties fo:font-size="11pt" fo:font-weight="normal" officeooo:rsid="00114c35" officeooo:paragraph-rsid="00114c35" style:font-size-asian="11pt" style:font-weight-asian="normal" style:font-size-complex="11pt" style:font-weight-complex="normal"/>
    </style:style>
    <style:style style:name="P20" style:family="paragraph" style:parent-style-name="Standard">
      <style:text-properties fo:font-size="11pt" fo:font-weight="normal" officeooo:rsid="00114c35" officeooo:paragraph-rsid="00122123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1pt" fo:font-weight="bold" officeooo:rsid="000fa1c0" officeooo:paragraph-rsid="000fa1c0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1pt" fo:font-weight="bold" officeooo:rsid="00114c35" officeooo:paragraph-rsid="00114c35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1pt" officeooo:rsid="00114c35" officeooo:paragraph-rsid="00114c35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font-size="11pt" officeooo:rsid="00122123" officeooo:paragraph-rsid="00122123" style:font-size-asian="11pt" style:font-size-complex="11pt"/>
    </style:style>
    <style:style style:name="T1" style:family="text">
      <style:text-properties officeooo:rsid="000e0095"/>
    </style:style>
    <style:style style:name="T2" style:family="text">
      <style:text-properties officeooo:rsid="000e2da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ecfa6"/>
    </style:style>
    <style:style style:name="T5" style:family="text">
      <style:text-properties officeooo:rsid="000fa1c0"/>
    </style:style>
    <style:style style:name="T6" style:family="text">
      <style:text-properties officeooo:rsid="00101381"/>
    </style:style>
    <style:style style:name="T7" style:family="text">
      <style:text-properties officeooo:rsid="0010b165"/>
    </style:style>
    <style:style style:name="T8" style:family="text">
      <style:text-properties officeooo:rsid="00114c3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Menu:</text:span> Relatórios -&gt; Nova Busca</text:p>
      <text:p text:style-name="P12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2020362441680">
          <table:table-cell table:style-name="Tabela3.A1" office:value-type="string">
            <text:p text:style-name="P22">QUESTÃO</text:p>
          </table:table-cell>
          <table:table-cell table:style-name="Tabela3.A1" office:value-type="string">
            <text:p text:style-name="P22">RECURSOS</text:p>
          </table:table-cell>
          <table:table-cell table:style-name="Tabela3.C1" office:value-type="string">
            <text:p text:style-name="P22">STATUS</text:p>
          </table:table-cell>
        </table:table-row>
        <table:table-row table:style-name="TableLine2020362441680">
          <table:table-cell table:style-name="Tabela3.A2" office:value-type="string">
            <text:p text:style-name="P23">1</text:p>
          </table:table-cell>
          <table:table-cell table:style-name="Tabela3.A2" office:value-type="string">
            <text:p text:style-name="P25">Relatórios -&gt; Nova Busca -&gt; Funcionário</text:p>
          </table:table-cell>
          <table:table-cell table:style-name="Tabela3.C2" office:value-type="string">
            <text:p text:style-name="P24"/>
          </table:table-cell>
        </table:table-row>
        <table:table-row table:style-name="TableLine2020362441680">
          <table:table-cell table:style-name="Tabela3.A2" office:value-type="string">
            <text:p text:style-name="P23">2</text:p>
          </table:table-cell>
          <table:table-cell table:style-name="Tabela3.A2" office:value-type="string">
            <text:p text:style-name="P25">Relatórios -&gt; Nova Busca -&gt; Cliente</text:p>
          </table:table-cell>
          <table:table-cell table:style-name="Tabela3.C2" office:value-type="string">
            <text:p text:style-name="P24"/>
          </table:table-cell>
        </table:table-row>
        <table:table-row table:style-name="TableLine2020362441680">
          <table:table-cell table:style-name="Tabela3.A2" office:value-type="string">
            <text:p text:style-name="P23">3</text:p>
          </table:table-cell>
          <table:table-cell table:style-name="Tabela3.A2" office:value-type="string">
            <text:p text:style-name="P25">Filtro da Busca</text:p>
          </table:table-cell>
          <table:table-cell table:style-name="Tabela3.C2" office:value-type="string">
            <text:p text:style-name="P24"/>
          </table:table-cell>
        </table:table-row>
        <table:table-row table:style-name="TableLine2020362441680">
          <table:table-cell table:style-name="Tabela3.A2" office:value-type="string">
            <text:p text:style-name="P23">4</text:p>
          </table:table-cell>
          <table:table-cell table:style-name="Tabela3.A2" office:value-type="string">
            <text:p text:style-name="P25">Filtro da Busca</text:p>
          </table:table-cell>
          <table:table-cell table:style-name="Tabela3.C2" office:value-type="string">
            <text:p text:style-name="P24"/>
          </table:table-cell>
        </table:table-row>
        <table:table-row table:style-name="TableLine2020362441680">
          <table:table-cell table:style-name="Tabela3.A2" office:value-type="string">
            <text:p text:style-name="P23">5</text:p>
          </table:table-cell>
          <table:table-cell table:style-name="Tabela3.A2" office:value-type="string">
            <text:p text:style-name="P25">Filtro da Busca</text:p>
          </table:table-cell>
          <table:table-cell table:style-name="Tabela3.C2" office:value-type="string">
            <text:p text:style-name="P24"/>
          </table:table-cell>
        </table:table-row>
        <table:table-row table:style-name="TableLine2020362441680">
          <table:table-cell table:style-name="Tabela3.A2" office:value-type="string">
            <text:p text:style-name="P23">6</text:p>
          </table:table-cell>
          <table:table-cell table:style-name="Tabela3.A2" office:value-type="string">
            <text:p text:style-name="P25">Filtro da Busca</text:p>
          </table:table-cell>
          <table:table-cell table:style-name="Tabela3.C2" office:value-type="string">
            <text:p text:style-name="P24"/>
          </table:table-cell>
        </table:table-row>
        <table:table-row table:style-name="TableLine2020362441680">
          <table:table-cell table:style-name="Tabela3.A2" office:value-type="string">
            <text:p text:style-name="P23">7</text:p>
          </table:table-cell>
          <table:table-cell table:style-name="Tabela3.A2" office:value-type="string">
            <text:p text:style-name="P25">Relatórios -&gt; Nova Busca -&gt; Transação; Filtro “Tipo”</text:p>
          </table:table-cell>
          <table:table-cell table:style-name="Tabela3.C2" office:value-type="string">
            <text:p text:style-name="P24"/>
          </table:table-cell>
        </table:table-row>
        <table:table-row table:style-name="TableLine2020362441680">
          <table:table-cell table:style-name="Tabela3.A2" office:value-type="string">
            <text:p text:style-name="P23">8</text:p>
          </table:table-cell>
          <table:table-cell table:style-name="Tabela3.A2" office:value-type="string">
            <text:p text:style-name="P25">Filtro da Busca (Item Campos)</text:p>
          </table:table-cell>
          <table:table-cell table:style-name="Tabela3.C2" office:value-type="string">
            <text:p text:style-name="P24"/>
          </table:table-cell>
        </table:table-row>
        <table:table-row table:style-name="TableLine2020362441680">
          <table:table-cell table:style-name="Tabela3.A2" office:value-type="string">
            <text:p text:style-name="P23">9</text:p>
          </table:table-cell>
          <table:table-cell table:style-name="Tabela3.A2" office:value-type="string">
            <text:p text:style-name="P25">Filtro da Busca (Item Campos)</text:p>
          </table:table-cell>
          <table:table-cell table:style-name="Tabela3.C2" office:value-type="string">
            <text:p text:style-name="P24"/>
          </table:table-cell>
        </table:table-row>
        <table:table-row table:style-name="TableLine2020362441680">
          <table:table-cell table:style-name="Tabela3.A2" office:value-type="string">
            <text:p text:style-name="P23">10</text:p>
          </table:table-cell>
          <table:table-cell table:style-name="Tabela3.A2" office:value-type="string">
            <text:p text:style-name="P25">Resultados da Busca</text:p>
          </table:table-cell>
          <table:table-cell table:style-name="Tabela3.C2" office:value-type="string">
            <text:p text:style-name="P24"/>
          </table:table-cell>
        </table:table-row>
        <table:table-row table:style-name="TableLine2020362441680">
          <table:table-cell table:style-name="Tabela3.A2" office:value-type="string">
            <text:p text:style-name="P23">11</text:p>
          </table:table-cell>
          <table:table-cell table:style-name="Tabela3.A2" office:value-type="string">
            <text:p text:style-name="P25">Search.create; search.createFilter; search.filter e search.save</text:p>
          </table:table-cell>
          <table:table-cell table:style-name="Tabela3.C2" office:value-type="string">
            <text:p text:style-name="P24"/>
          </table:table-cell>
        </table:table-row>
        <table:table-row table:style-name="TableLine2020362441680">
          <table:table-cell table:style-name="Tabela3.A2" office:value-type="string">
            <text:p text:style-name="P23">12</text:p>
          </table:table-cell>
          <table:table-cell table:style-name="Tabela3.A2" office:value-type="string">
            <text:p text:style-name="P25">Search.create; search.createFilter; search.filter e search.save</text:p>
          </table:table-cell>
          <table:table-cell table:style-name="Tabela3.C2" office:value-type="string">
            <text:p text:style-name="P24"/>
          </table:table-cell>
        </table:table-row>
        <table:table-row table:style-name="TableLine2020362441680">
          <table:table-cell table:style-name="Tabela3.A2" office:value-type="string">
            <text:p text:style-name="P23">13</text:p>
          </table:table-cell>
          <table:table-cell table:style-name="Tabela3.A2" office:value-type="string">
            <text:p text:style-name="P25">Search.load</text:p>
          </table:table-cell>
          <table:table-cell table:style-name="Tabela3.C2" office:value-type="string">
            <text:p text:style-name="P24"/>
          </table:table-cell>
        </table:table-row>
        <table:table-row table:style-name="TableLine2020362441680">
          <table:table-cell table:style-name="Tabela3.A2" office:value-type="string">
            <text:p text:style-name="P23">14</text:p>
          </table:table-cell>
          <table:table-cell table:style-name="Tabela3.A2" office:value-type="string">
            <text:p text:style-name="P25">Search.load</text:p>
          </table:table-cell>
          <table:table-cell table:style-name="Tabela3.C2" office:value-type="string">
            <text:p text:style-name="P24"/>
          </table:table-cell>
        </table:table-row>
        <table:table-row table:style-name="TableLine2020362441680">
          <table:table-cell table:style-name="Tabela3.A2" office:value-type="string">
            <text:p text:style-name="P23">15</text:p>
          </table:table-cell>
          <table:table-cell table:style-name="Tabela3.A2" office:value-type="string">
            <text:p text:style-name="P25">Search.load</text:p>
          </table:table-cell>
          <table:table-cell table:style-name="Tabela3.C2" office:value-type="string">
            <text:p text:style-name="P24"/>
          </table:table-cell>
        </table:table-row>
        <table:table-row table:style-name="TableLine2020362441680">
          <table:table-cell table:style-name="Tabela3.A2" office:value-type="string">
            <text:p text:style-name="P23">16</text:p>
          </table:table-cell>
          <table:table-cell table:style-name="Tabela3.A2" office:value-type="string">
            <text:p text:style-name="P25">Search.load</text:p>
          </table:table-cell>
          <table:table-cell table:style-name="Tabela3.C2" office:value-type="string">
            <text:p text:style-name="P24"/>
          </table:table-cell>
        </table:table-row>
        <table:table-row table:style-name="TableLine2020362441680">
          <table:table-cell table:style-name="Tabela3.A2" office:value-type="string">
            <text:p text:style-name="P23">17</text:p>
          </table:table-cell>
          <table:table-cell table:style-name="Tabela3.A2" office:value-type="string">
            <text:p text:style-name="P25">Search.load</text:p>
          </table:table-cell>
          <table:table-cell table:style-name="Tabela3.C2" office:value-type="string">
            <text:p text:style-name="P24"/>
          </table:table-cell>
        </table:table-row>
        <table:table-row table:style-name="TableLine2020362441680">
          <table:table-cell table:style-name="Tabela3.A2" office:value-type="string">
            <text:p text:style-name="P23">18</text:p>
          </table:table-cell>
          <table:table-cell table:style-name="Tabela3.A2" office:value-type="string">
            <text:p text:style-name="P25">Search.load</text:p>
          </table:table-cell>
          <table:table-cell table:style-name="Tabela3.C2" office:value-type="string">
            <text:p text:style-name="P24"/>
          </table:table-cell>
        </table:table-row>
        <table:table-row table:style-name="TableLine2020362441680">
          <table:table-cell table:style-name="Tabela3.A2" office:value-type="string">
            <text:p text:style-name="P23">19</text:p>
          </table:table-cell>
          <table:table-cell table:style-name="Tabela3.A2" office:value-type="string">
            <text:p text:style-name="P25">Search.delete</text:p>
          </table:table-cell>
          <table:table-cell table:style-name="Tabela3.C2" office:value-type="string">
            <text:p text:style-name="P24"/>
          </table:table-cell>
        </table:table-row>
        <table:table-row table:style-name="TableLine2020362441680">
          <table:table-cell table:style-name="Tabela3.A2" office:value-type="string">
            <text:p text:style-name="P23">20</text:p>
          </table:table-cell>
          <table:table-cell table:style-name="Tabela3.A2" office:value-type="string">
            <text:p text:style-name="P25">Search.delete</text:p>
          </table:table-cell>
          <table:table-cell table:style-name="Tabela3.C2" office:value-type="string">
            <text:p text:style-name="P24"/>
          </table:table-cell>
        </table:table-row>
      </table:table>
      <text:p text:style-name="P12"/>
      <text:p text:style-name="P2">***************************************************************************************</text:p>
      <text:p text:style-name="P2"/>
      <table:table table:name="Tabela1" table:style-name="Tabela1">
        <table:table-column table:style-name="Tabela1.A"/>
        <table:table-row table:style-name="TableLine2020362238352">
          <table:table-cell table:style-name="Tabela1.A1" office:value-type="string">
            <text:p text:style-name="P21">NETSUITE</text:p>
          </table:table-cell>
        </table:table-row>
      </table:table>
      <text:p text:style-name="P5"/>
      <text:p text:style-name="P8"><text:span text:style-name="T1">1. Crie uma busca de funcionários </text:span><text:span text:style-name="T6">sem filtros</text:span><text:span text:style-name="T1"> (campos: data de criação, </text:span><text:span text:style-name="T2">nome </text:span><text:span text:style-name="T8">e</text:span><text:span text:style-name="T2"> e-mail). </text:span><text:span text:style-name="T4">Salve como “BUSCA – Funcionários Gafisa” </text:span><text:span text:style-name="T6">e mude o id para “_rsc_func_gafisa”</text:span><text:span text:style-name="T4">;</text:span></text:p>
      <text:p text:style-name="P3">2. Crie uma busca <text:span text:style-name="T2">de clientes </text:span><text:span text:style-name="T6">sem filtros</text:span><text:span text:style-name="T2"> (campos: data de criação, nome </text:span><text:span text:style-name="T8">e</text:span><text:span text:style-name="T2"> e-mail). </text:span><text:span text:style-name="T4">Salve como “BUSCA – Clientes Gafisa” </text:span><text:span text:style-name="T6">e mude o id para “_rsc_cli_gafisa”</text:span><text:span text:style-name="T2">;</text:span></text:p>
      <text:p text:style-name="P9"/>
      <text:p text:style-name="P9"><text:span text:style-name="T4">Com a mesma busca salva:</text:span></text:p>
      <text:p text:style-name="P9"/>
      <text:p text:style-name="P6">3. Filtre para exibir todos os funcionários cadastrados neste ano;</text:p>
      <text:p text:style-name="P6">4. Filtre para exibir todos os clientes cadastrados neste ano;</text:p>
      <text:p text:style-name="P6">5. Altere os filtros para exibir todos os funcionários que contenham no e-mail “runsmart”;</text:p>
      <text:p text:style-name="P6">6. Altere os filtros para exibir todos os clientes que contenham no e-mail “runsmart”;</text:p>
      <text:p text:style-name="P6"/>
      <text:p text:style-name="P7">7. Crie uma busca de pedidos de vendas <text:span text:style-name="T5">(campos: data de criação, nome, item e valor (total da transação))</text:span>. <text:span text:style-name="T5">Salve como “BUSCA – Pedidos de Venda Gafisa” </text:span><text:span text:style-name="T6">e mude o id para “_rsc_ped_vend_gafisa”</text:span><text:span text:style-name="T5">;</text:span></text:p>
      <text:p text:style-name="P6"/>
      <text:p text:style-name="P10"><text:span text:style-name="T4">Com a mesma busca salva:</text:span></text:p>
      <text:p text:style-name="P10"><text:soft-page-break/></text:p>
      <text:p text:style-name="P11">8. <text:span text:style-name="T4">Filtre para exibir </text:span>todos os pedidos cadastrados neste mês;</text:p>
      <text:p text:style-name="P11">9. Filtre para exibir todos os pedidos que o item seja de serviço;</text:p>
      <text:p text:style-name="P11">10. Ordene os resultados por data de criação decrescente.</text:p>
      <text:p text:style-name="P11"/>
      <text:p text:style-name="P4">***************************************************************************************</text:p>
      <text:p text:style-name="P4"/>
      <table:table table:name="Tabela2" table:style-name="Tabela2">
        <table:table-column table:style-name="Tabela2.A"/>
        <table:table-row table:style-name="TableLine2020362233168">
          <table:table-cell table:style-name="Tabela2.A1" office:value-type="string">
            <text:p text:style-name="P21">SUITESCRIPT</text:p>
          </table:table-cell>
        </table:table-row>
      </table:table>
      <text:p text:style-name="P11"/>
      <text:p text:style-name="P13">Utilizando o Restlet de funcionários e clientes:</text:p>
      <text:p text:style-name="P13"/>
      <text:p text:style-name="P13">1<text:span text:style-name="T8">1</text:span>. <text:span text:style-name="T1">Crie uma busca de funcionários </text:span><text:span text:style-name="T6">cadastrados neste ano</text:span><text:span text:style-name="T1"> (</text:span><text:span text:style-name="T6">colunas</text:span><text:span text:style-name="T1">: data de criação, </text:span><text:span text:style-name="T2">nome, e-mail </text:span><text:span text:style-name="T8">e subsidiária</text:span><text:span text:style-name="T2">). </text:span><text:span text:style-name="T4">Salve como “BUSCA – Funcionários Gafisa </text:span><text:span text:style-name="T6">2</text:span><text:span text:style-name="T4">”. </text:span><text:span text:style-name="T7">Altere</text:span><text:span text:style-name="T6"> o id para “_rsc_func_gafisa_2” </text:span><text:span text:style-name="T7">e retorne o id da busca</text:span><text:span text:style-name="T6">;</text:span></text:p>
      <text:p text:style-name="P14"><text:span text:style-name="T8">1</text:span>2. Crie uma busca <text:span text:style-name="T2">de clientes </text:span><text:span text:style-name="T6">cadastrados neste ano</text:span><text:span text:style-name="T2"> (</text:span><text:span text:style-name="T6">colunas</text:span><text:span text:style-name="T2">: data de criação, nome, e-mail </text:span><text:span text:style-name="T8">e subsidiária</text:span><text:span text:style-name="T2">). </text:span><text:span text:style-name="T4">Salve como “BUSCA – Clientes Gafisa </text:span><text:span text:style-name="T8">2</text:span><text:span text:style-name="T4">”. </text:span><text:span text:style-name="T7">Altere o</text:span><text:span text:style-name="T6"> id para “_rsc_cli_gafisa_2” </text:span><text:span text:style-name="T7">e retorne o id da busca</text:span><text:span text:style-name="T6">;</text:span></text:p>
      <text:p text:style-name="P15"/>
      <text:p text:style-name="P16"><text:span text:style-name="T7">Carregue a busca salva e</text:span><text:span text:style-name="T4">:</text:span></text:p>
      <text:p text:style-name="P16"/>
      <text:p text:style-name="P17"><text:span text:style-name="T8">1</text:span>3. Retorne o total de funcionários cadastrados neste ano;</text:p>
      <text:p text:style-name="P17"><text:span text:style-name="T8">1</text:span>4. Retorne o total de clientes cadastrados neste ano;</text:p>
      <text:p text:style-name="P17"><text:span text:style-name="T8">1</text:span>5. Retorne: total de funcionários cadastrados neste ano e que contenham no e-mail “runsmart”;</text:p>
      <text:p text:style-name="P17"><text:span text:style-name="T8">1</text:span>6. Retorne: total de clientes cadastrados neste ano e que contenham no e-mail “runsmart”;</text:p>
      <text:p text:style-name="P17"><text:span text:style-name="T8">1</text:span>7. Retorne: total de funcionários cadastrados neste ano; que contenham no e-mail “runsmart” <text:span text:style-name="T8">e a subsidiária seja GAFISA / SA;</text:span></text:p>
      <text:p text:style-name="P18"><text:span text:style-name="T8">18</text:span>. Retorne: total de funcionários cadastrados neste ano; que contenham no e-mail “runsmart” <text:span text:style-name="T8">e a subsidiária seja GAFISA / SA;</text:span></text:p>
      <text:p text:style-name="P19">19. Exclua a busca <text:span text:style-name="T4">“BUSCA – Funcionários Gafisa </text:span><text:span text:style-name="T6">2</text:span><text:span text:style-name="T4">”;</text:span></text:p>
      <text:p text:style-name="P20">20. Exclua a busca <text:span text:style-name="T4">“BUSCA – Clientes Gafisa </text:span>2<text:span text:style-name="T4">”.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e0095" officeooo:paragraph-rsid="000e0095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ETSUITE - BUSCA SALV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8:32:23.121000000</meta:creation-date>
    <dc:date>2022-05-18T09:53:34.754000000</dc:date>
    <meta:editing-duration>PT28M37S</meta:editing-duration>
    <meta:editing-cycles>5</meta:editing-cycles>
    <meta:generator>LibreOffice/7.3.0.3$Windows_X86_64 LibreOffice_project/0f246aa12d0eee4a0f7adcefbf7c878fc2238db3</meta:generator>
    <meta:document-statistic meta:table-count="3" meta:image-count="0" meta:object-count="0" meta:page-count="2" meta:paragraph-count="73" meta:word-count="455" meta:character-count="2975" meta:non-whitespace-character-count="2586"/>
  </office:meta>
</office:document-meta>
</file>